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df8d" officeooo:paragraph-rsid="0012df8d"/>
    </style:style>
    <style:style style:name="P2" style:family="paragraph" style:parent-style-name="Text_20_body">
      <style:text-properties officeooo:rsid="00142439" officeooo:paragraph-rsid="00142439"/>
    </style:style>
    <style:style style:name="P3" style:family="paragraph" style:parent-style-name="Text_20_body">
      <style:text-properties officeooo:rsid="0014a277" officeooo:paragraph-rsid="0014a277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officeooo:rsid="001aba23" officeooo:paragraph-rsid="001aba23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officeooo:rsid="001ba657" officeooo:paragraph-rsid="001ba657"/>
    </style:style>
    <style:style style:name="P7" style:family="paragraph" style:parent-style-name="Text_20_body">
      <style:paragraph-properties fo:margin-top="0cm" fo:margin-bottom="0cm" loext:contextual-spacing="false" fo:line-height="150%"/>
      <style:text-properties officeooo:rsid="001cbd36" officeooo:paragraph-rsid="001cbd36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officeooo:rsid="001ceb85" officeooo:paragraph-rsid="001ceb85"/>
    </style:style>
    <style:style style:name="P9" style:family="paragraph" style:parent-style-name="Text_20_body">
      <style:paragraph-properties fo:margin-top="0cm" fo:margin-bottom="0cm" loext:contextual-spacing="false" fo:line-height="150%"/>
      <style:text-properties officeooo:rsid="001dd682" officeooo:paragraph-rsid="001dd682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officeooo:rsid="001e1cfc" officeooo:paragraph-rsid="001e1cfc"/>
    </style:style>
    <style:style style:name="P11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12" style:family="paragraph" style:parent-style-name="Text_20_body">
      <style:paragraph-properties fo:margin-top="0.201cm" fo:margin-bottom="0.201cm" loext:contextual-spacing="false" fo:line-height="100%"/>
      <style:text-properties officeooo:rsid="0018ec5f" officeooo:paragraph-rsid="0018ec5f"/>
    </style:style>
    <style:style style:name="P13" style:family="paragraph" style:parent-style-name="Standard">
      <style:text-properties fo:font-size="14pt" fo:language="pt" fo:country="BR" fo:font-weight="bold" officeooo:rsid="00020552" officeooo:paragraph-rsid="000b77e7" style:font-size-asian="14pt" style:font-weight-asian="bold" style:font-size-complex="14pt" style:font-weight-complex="bold"/>
    </style:style>
    <style:style style:name="P14" style:family="paragraph" style:parent-style-name="Standard">
      <style:text-properties fo:language="pt" fo:country="BR" officeooo:rsid="00101175" officeooo:paragraph-rsid="00101175"/>
    </style:style>
    <style:style style:name="P15" style:family="paragraph" style:parent-style-name="Heading_20_1">
      <style:text-properties officeooo:paragraph-rsid="000b77e7"/>
    </style:style>
    <style:style style:name="P16" style:family="paragraph" style:parent-style-name="Heading_20_1">
      <style:paragraph-properties fo:margin-top="0cm" fo:margin-bottom="0cm" loext:contextual-spacing="false"/>
    </style:style>
    <style:style style:name="P17" style:family="paragraph" style:parent-style-name="Heading_20_1">
      <style:paragraph-properties fo:margin-top="0cm" fo:margin-bottom="0cm" loext:contextual-spacing="false" fo:break-before="page"/>
    </style:style>
    <style:style style:name="P18" style:family="paragraph" style:parent-style-name="Standard" style:list-style-name="L1">
      <style:text-properties fo:language="pt" fo:country="BR" officeooo:rsid="0020a9f0" officeooo:paragraph-rsid="0020a9f0"/>
    </style:style>
    <style:style style:name="P19" style:family="paragraph" style:parent-style-name="Standard" style:list-style-name="L1">
      <style:text-properties fo:language="pt" fo:country="BR" officeooo:paragraph-rsid="000d69c7"/>
    </style:style>
    <style:style style:name="P20" style:family="paragraph" style:parent-style-name="Standard" style:list-style-name="L1">
      <style:text-properties fo:language="pt" fo:country="BR" officeooo:rsid="000edad3" officeooo:paragraph-rsid="000edad3"/>
    </style:style>
    <style:style style:name="P21" style:family="paragraph" style:parent-style-name="Standard" style:list-style-name="L1">
      <style:text-properties fo:language="pt" fo:country="BR" officeooo:rsid="000f5eaa" officeooo:paragraph-rsid="000f5eaa"/>
    </style:style>
    <style:style style:name="P22" style:family="paragraph" style:parent-style-name="Standard" style:list-style-name="L1">
      <style:text-properties fo:language="pt" fo:country="BR" officeooo:rsid="00101175" officeooo:paragraph-rsid="00101175"/>
    </style:style>
    <style:style style:name="P23" style:family="paragraph" style:parent-style-name="Standard" style:list-style-name="L1">
      <style:text-properties fo:language="pt" fo:country="BR" officeooo:rsid="0018ec5f" officeooo:paragraph-rsid="0018ec5f"/>
    </style:style>
    <style:style style:name="P24" style:family="paragraph" style:parent-style-name="Standard" style:list-style-name="L1">
      <style:text-properties fo:language="pt" fo:country="BR" officeooo:rsid="001dd682" officeooo:paragraph-rsid="001dd682"/>
    </style:style>
    <style:style style:name="P25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1cfc" officeooo:paragraph-rsid="001e1cfc"/>
    </style:style>
    <style:style style:name="P26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dfb5" officeooo:paragraph-rsid="001edfb5"/>
    </style:style>
    <style:style style:name="P27" style:family="paragraph" style:parent-style-name="Text_20_body" style:list-style-name="L2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28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9f"/>
    </style:style>
    <style:style style:name="T3" style:family="text">
      <style:text-properties officeooo:rsid="000e209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886d" style:font-weight-asian="normal" style:font-weight-complex="normal"/>
    </style:style>
    <style:style style:name="T6" style:family="text">
      <style:text-properties officeooo:rsid="000b939f"/>
    </style:style>
    <style:style style:name="T7" style:family="text">
      <style:text-properties officeooo:rsid="000d69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939f" style:font-weight-asian="bold" style:font-weight-complex="bold"/>
    </style:style>
    <style:style style:name="T10" style:family="text">
      <style:text-properties fo:font-weight="bold" officeooo:rsid="000d69c7" style:font-weight-asian="bold" style:font-weight-complex="bold"/>
    </style:style>
    <style:style style:name="T11" style:family="text">
      <style:text-properties fo:font-weight="bold" officeooo:rsid="0022886d" style:font-weight-asian="bold" style:font-weight-complex="bold"/>
    </style:style>
    <style:style style:name="T12" style:family="text">
      <style:text-properties officeooo:rsid="001b27df"/>
    </style:style>
    <style:style style:name="T13" style:family="text">
      <style:text-properties style:text-underline-style="none"/>
    </style:style>
    <style:style style:name="T14" style:family="text">
      <style:text-properties officeooo:rsid="002288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Atalhos</text:span> para <text:span text:style-name="T3">economizar</text:span> tempo</text:h>
      <text:p text:style-name="P13"/>
      <text:list xml:id="list1755035258" text:style-name="L1">
        <text:list-item>
          <text:p text:style-name="P18"><text:span text:style-name="T8">Editar </text:span><text:span text:style-name="T4">célula: tecla F2 // </text:span><text:span text:style-name="T11">Confirmar</text:span><text:span text:style-name="T8"> </text:span><text:span text:style-name="T11">E</text:span><text:span text:style-name="T8">dição</text:span><text:span text:style-name="T4">: tecla </text:span><text:span text:style-name="T5">ENTER // </text:span><text:span text:style-name="T11">Cancelar</text:span><text:span text:style-name="T8"> </text:span><text:span text:style-name="T11">E</text:span><text:span text:style-name="T8">dição</text:span><text:span text:style-name="T4">: tecla ESC</text:span></text:p>
        </text:list-item>
        <text:list-item>
          <text:p text:style-name="P19"><text:span text:style-name="T8">Seleciona</text:span><text:span text:style-name="T9">r</text:span> <text:span text:style-name="T2">colunas</text:span>: <text:span text:style-name="T6">Control + Espaço<text:tab/>// <text:tab/></text:span><text:span text:style-name="T9">Selecionar</text:span><text:span text:style-name="T6"> </text:span><text:span text:style-name="T2">linhas</text:span>: <text:span text:style-name="T6">Shift + Espaço</text:span></text:p>
        </text:list-item>
        <text:list-item>
          <text:p text:style-name="P19"><text:span text:style-name="T10">Inserir</text:span><text:span text:style-name="T7"> coluna ou linha: (selecione uma coluna ou linha e depois) Control + Soma</text:span></text:p>
        </text:list-item>
        <text:list-item>
          <text:p text:style-name="P19"><text:span text:style-name="T10">Apagar</text:span><text:span text:style-name="T7"> coluna ou linha: (selecione uma coluna ou linha e depois) Control + Menos</text:span></text:p>
        </text:list-item>
        <text:list-item>
          <text:p text:style-name="P20"><text:span text:style-name="T8">Selecionar</text:span> linhas e/ou colunas: Shift + Setas</text:p>
        </text:list-item>
        <text:list-item>
          <text:p text:style-name="P20"><text:span text:style-name="T8">Ir para a última</text:span> célula da linha ou coluna: Control + Setas</text:p>
        </text:list-item>
        <text:list-item>
          <text:p text:style-name="P20"><text:span text:style-name="T8">Ir para a primeira</text:span> célula(A1): Control + Home</text:p>
        </text:list-item>
        <text:list-item>
          <text:p text:style-name="P20"><text:span text:style-name="T8">Selecionar todas</text:span> as linhas e/ou colunas: Control + Shift + Setas</text:p>
        </text:list-item>
        <text:list-item>
          <text:p text:style-name="P20"><text:span text:style-name="T8">Selecionar uma área</text:span> <text:span text:style-name="T8">de dados</text:span>: Control + Asterisco</text:p>
        </text:list-item>
        <text:list-item>
          <text:p text:style-name="P21">A <text:span text:style-name="T8">Barra Inferior de Status</text:span> mostra valores interessantes como Soma ou Média. É possível ainda mostrar mais informações, como Valor_Mínimo ou Máximo, bastar escolher ao clicar com botão direito sobre a barra.</text:p>
        </text:list-item>
        <text:list-item>
          <text:p text:style-name="P22"><text:span text:style-name="T8">Salvar</text:span> documento: Control + B</text:p>
        </text:list-item>
        <text:list-item>
          <text:p text:style-name="P23"><text:span text:style-name="T8">Formatação Rápida</text:span>: Control + Q</text:p>
        </text:list-item>
        <text:list-item>
          <text:p text:style-name="P24">Abrir janela de <text:span text:style-name="T8">Formatar Células</text:span>: Control + 1</text:p>
        </text:list-item>
      </text:list>
      <text:p text:style-name="P14"/>
      <text:h text:style-name="Heading_20_1" text:outline-level="1">Aula 04 – Manipulando Arquivos</text:h>
      <text:p text:style-name="Text_20_body"/>
      <text:p text:style-name="P1">Ao salvar arquivos na pasta One_Drive dentro do diretório Meu_Computador, eles estarão disponíveis sempre na nuvem, independente do dispositivo. Experimente!</text:p>
      <text:p text:style-name="P1"/>
      <text:h text:style-name="Heading_20_1" text:outline-level="1">Aula 05 – Selecionando Dados</text:h>
      <text:p text:style-name="Text_20_body"/>
      <text:p text:style-name="P2">A <text:span text:style-name="T8">caixa de nome</text:span> indica qual célula está ativa no momento</text:p>
      <text:p text:style-name="P2">Para se direcionar à primeira célula do documento, aperte Control + Home</text:p>
      <text:p text:style-name="P2">A tecla Tab pula pra próxima coluna, já a tecla Enter pula para a próxima linha</text:p>
      <text:p text:style-name="P3">Para selecionar toda a área, aperte Control + T ou Control + A, para selecionar apenas a área que contem dados, aperte Control + Asterisco</text:p>
      <text:p text:style-name="P3"/>
      <text:h text:style-name="P16" text:outline-level="1">Aula 06 <text:span text:style-name="T12">e 07</text:span> – Formatando Planilhas</text:h>
      <text:p text:style-name="P4"/>
      <text:p text:style-name="P12">Para habilitar a <text:span text:style-name="T8">formatação_rápida</text:span> de tabelas, selecione a tabela e em seguida, utilize as teclas de atalho Control + Q</text:p>
      <text:p text:style-name="P5">É possível desmarcar as linhas de grade através da Exibir</text:p>
      <text:p text:style-name="P6">Para copiar a formatação da célula, selecione-a e click no Pincel da Área de Transferência</text:p>
      <text:h text:style-name="P17" text:outline-level="1">Aula 08 – Classificação de Dados</text:h>
      <text:p text:style-name="P7"/>
      <text:p text:style-name="P8">Na Ribbon Página Inicial, há a opção de Classificar e Filtrar, para ordenar os dados de diversas maneiras</text:p>
      <text:p text:style-name="P9">Para inserir o símbolo de grau (º) numa coluna de enumeração, selecione os dados dessa coluna → abra a janela de formatar células (Control + 1) → escolha a categoria <text:span text:style-name="T1">Personalizado</text:span><text:span text:style-name="T13"> → altere o </text:span><text:span text:style-name="T1">Tipo</text:span><text:span text:style-name="T13"> (ou, no LibreOffice, </text:span><text:span text:style-name="T1">Código do Formato</text:span><text:span text:style-name="T13">) para 0º</text:span></text:p>
      <text:p text:style-name="P10"><text:span text:style-name="T13">É possível também criar sua própria lista personalizada → depois escolher a Ribbon Arquivo → Opções → Avançado → role pra baixo até encontrar a aba </text:span><text:span text:style-name="T1">Geral</text:span><text:span text:style-name="T13"> → Click em </text:span><text:span text:style-name="T1">Editar Listas personalizadas</text:span><text:span text:style-name="T13"> → escolha as células relacionadas a sua lista personalizada e click em </text:span><text:span text:style-name="T1">Importar</text:span></text:p>
      <text:p text:style-name="P25"/>
      <text:h text:style-name="Heading_20_1" text:outline-level="1">Aula 09 – Fórmulas</text:h>
      <text:p text:style-name="P26"/>
      <text:p text:style-name="P11">No Excel, <text:span text:style-name="T14">ao usar operadores para cálculos, deve-se</text:span> começar <text:span text:style-name="T14">a sentença </text:span>com o operador (=). Exemplo:</text:p>
      <text:list xml:id="list1833483861" text:style-name="L2">
        <text:list-item>
          <text:p text:style-name="P27">Adição: =7+3</text:p>
        </text:list-item>
        <text:list-item>
          <text:p text:style-name="P27">Subtração: =7-3</text:p>
        </text:list-item>
        <text:list-item>
          <text:p text:style-name="P27">Inversão: =-8</text:p>
        </text:list-item>
        <text:list-item>
          <text:p text:style-name="P27">Multiplicação: =7*3</text:p>
        </text:list-item>
        <text:list-item>
          <text:p text:style-name="P27">Divisão: =7/3</text:p>
        </text:list-item>
        <text:list-item>
          <text:p text:style-name="P27">Exponenciação: =7^3</text:p>
        </text:list-item>
        <text:list-item>
          <text:p text:style-name="P27">Porcentagem: =30%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5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8:28:27.436000000</meta:creation-date>
    <dc:date>2022-02-05T17:22:57.004000000</dc:date>
    <meta:editing-duration>P1DT1H50M49S</meta:editing-duration>
    <meta:editing-cycles>11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38" meta:word-count="461" meta:character-count="2680" meta:non-whitespace-character-count="2271"/>
  </office:meta>
</office:document-meta>
</file>